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99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1.138cm"/>
    </style:style>
    <style:style style:name="Table1.C" style:family="table-column">
      <style:table-column-properties style:column-width="1.852cm"/>
    </style:style>
    <style:style style:name="Table1.D" style:family="table-column">
      <style:table-column-properties style:column-width="1.799cm"/>
    </style:style>
    <style:style style:name="Table1.A1" style:family="table-cell">
      <style:table-cell-properties fo:background-color="#e6e6e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A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1.A8" style:family="table-cell">
      <style:table-cell-properties fo:padding="0.097cm" fo:border="none"/>
    </style:style>
    <style:style style:name="Table1.D8" style:family="table-cell">
      <style:table-cell-properties fo:padding="0.097cm" fo:border="none"/>
    </style:style>
    <style:style style:name="Table1.A9" style:family="table-cell">
      <style:table-cell-properties fo:padding="0.097cm" fo:border="none"/>
    </style:style>
    <style:style style:name="Table1.A10" style:family="table-cell">
      <style:table-cell-properties fo:padding="0.097cm" fo:border="none"/>
    </style:style>
    <style:style style:name="Table1.A12" style:family="table-cell">
      <style:table-cell-properties fo:padding="0.097cm" fo:border="none"/>
    </style:style>
    <style:style style:name="Table1.A13" style:family="table-cell">
      <style:table-cell-properties fo:padding="0.097cm" fo:border="none"/>
    </style:style>
    <style:style style:name="Table1.A14" style:family="table-cell">
      <style:table-cell-properties fo:padding="0.097cm" fo:border="none"/>
    </style:style>
    <style:style style:name="Table1.A15" style:family="table-cell">
      <style:table-cell-properties fo:padding="0.097cm" fo:border="none"/>
    </style:style>
    <style:style style:name="Table1.A16" style:family="table-cell">
      <style:table-cell-properties fo:padding="0.097cm" fo:border="none"/>
    </style:style>
    <style:style style:name="Table1.A17" style:family="table-cell">
      <style:table-cell-properties fo:padding="0.097cm" fo:border="none"/>
    </style:style>
    <style:style style:name="Table2" style:family="table">
      <style:table-properties style:width="9.393cm" table:align="left" style:may-break-between-rows="false"/>
    </style:style>
    <style:style style:name="Table2.A" style:family="table-column">
      <style:table-column-properties style:column-width="9.393cm"/>
    </style:style>
    <style:style style:name="Table3" style:family="table">
      <style:table-properties style:width="7.616cm" table:align="right" style:may-break-between-rows="true"/>
    </style:style>
    <style:style style:name="Table3.A" style:family="table-column">
      <style:table-column-properties style:column-width="3.625cm"/>
    </style:style>
    <style:style style:name="Table3.B" style:family="table-column">
      <style:table-column-properties style:column-width="3.992cm"/>
    </style:style>
    <style:style style:name="Table3.A1" style:family="table-cell">
      <style:table-cell-properties fo:background-color="#e6e6e6" fo:padding="0.097cm" fo:border="none">
        <style:background-image/>
      </style:table-cell-properties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9.393cm" table:align="left" style:may-break-between-rows="false"/>
    </style:style>
    <style:style style:name="Table4.A" style:family="table-column">
      <style:table-column-properties style:column-width="9.393cm"/>
    </style:style>
    <style:style style:name="Table5" style:family="table">
      <style:table-properties style:width="7.616cm" table:align="right" style:may-break-between-rows="true"/>
    </style:style>
    <style:style style:name="Table5.A" style:family="table-column">
      <style:table-column-properties style:column-width="3.625cm"/>
    </style:style>
    <style:style style:name="Table5.B" style:family="table-column">
      <style:table-column-properties style:column-width="3.992cm"/>
    </style:style>
    <style:style style:name="Table5.A1" style:family="table-cell">
      <style:table-cell-properties fo:background-color="transparent" fo:padding="0.097cm" fo:border="none">
        <style:background-image/>
      </style:table-cell-properties>
    </style:style>
    <style:style style:name="Table5.A4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erif1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0pt" style:font-size-asian="10pt" style:font-size-complex="10pt"/>
    </style:style>
    <style:style style:name="P7" style:family="paragraph" style:parent-style-name="Heading_20_2">
      <style:text-properties fo:font-size="10pt" style:font-size-asian="10pt" style:font-size-complex="10pt"/>
    </style:style>
    <style:style style:name="P8" style:family="paragraph" style:parent-style-name="Heading_20_2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3" style:family="paragraph" style:parent-style-name="Heading_20_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4" style:family="paragraph" style:parent-style-name="Table_20_Heading">
      <style:text-properties fo:font-size="10pt" style:font-size-asian="10pt" style:font-size-complex="10pt"/>
    </style:style>
    <style:style style:name="P15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7" style:family="paragraph" style:parent-style-name="Heading_20_2">
      <style:paragraph-properties fo:background-color="#e6e6e6">
        <style:background-image/>
      </style:paragraph-properties>
      <style:text-properties fo:font-size="10pt" style:font-size-asian="10pt" style:font-size-complex="10pt"/>
    </style:style>
    <style:style style:name="P18" style:family="paragraph">
      <style:paragraph-properties fo:break-before="page"/>
    </style:style>
    <style:style style:name="P19" style:family="paragraph" style:parent-style-name="Text_20_body">
      <style:paragraph-properties fo:margin-top="0cm" fo:margin-bottom="0cm"/>
    </style:style>
    <style:style style:name="P20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><text:placeholder text:placeholder-type="text">&lt;setLang(sale.party.lang and sale.party.lang.code or 'en_US')&gt;</text:placeholder><text:placeholder text:placeholder-type="text">&lt;sale.setLang(sale.party.lang and sale.party.lang.code or 'en_US')&gt;</text:placeholder></text:p>
      <text:p text:style-name="Standard"/>
      <text:p text:style-name="Standard"><text:placeholder text:placeholder-type="text">&lt;sale.shop.name&gt;</text:placeholder></text:p>
      <text:p text:style-name="Standard"><text:placeholder text:placeholder-type="text">&lt;sale.shop.warehouse.address.street if sale.shop.warehouse.address else ''&gt;</text:placeholder></text:p>
      <text:p text:style-name="Standard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19"><text:placeholder text:placeholder-type="text">&lt;choose test=""&gt;</text:placeholder></text:p>
      <text:p text:style-name="Text_20_body"><text:placeholder text:placeholder-type="text">&lt;when test="sale.state == 'draft'"&gt;</text:placeholder></text:p>
      <text:p text:style-name="P13">Draft Sale N° <text:placeholder text:placeholder-type="text">&lt;sale.reference&gt;</text:placeholder></text:p>
      <text:p text:style-name="P2">Date: <text:placeholder text:placeholder-type="text">&lt;formatLang(sale.create_date, sale.party.lang)&gt;</text:placeholder></text:p>
      <text:p text:style-name="P4"><text:placeholder text:placeholder-type="text">&lt;/when&gt;</text:placeholder></text:p>
      <text:p text:style-name="P4"><text:placeholder text:placeholder-type="text">&lt;otherwise test=""&gt;</text:placeholder></text:p>
      <text:p text:style-name="P13">Sale N° <text:placeholder text:placeholder-type="text">&lt;sale.reference&gt;</text:placeholder></text:p>
      <text:p text:style-name="P2">Date: <text:placeholder text:placeholder-type="text">&lt;formatLang(sale.sale_date, sale.party.lang) if sale.sale_date else ''&gt;</text:placeholder>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Standard">Customer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4">Description</text:p>
            </table:table-cell>
            <table:table-cell table:style-name="Table1.A1" office:value-type="string">
              <text:p text:style-name="P14">Qty</text:p>
            </table:table-cell>
            <table:table-cell table:style-name="Table1.A1" office:value-type="string">
              <text:p text:style-name="P14">Unit Price</text:p>
            </table:table-cell>
            <table:table-cell table:style-name="Table1.A1" office:value-type="string">
              <text:p text:style-name="P14">Amount</text:p>
            </table:table-cell>
          </table:table-row>
        </table:table-header-rows>
        <table:table-row>
          <table:table-cell table:style-name="Table1.A16" table:number-columns-spanned="4" office:value-type="string">
            <text:p text:style-name="P9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<text:placeholder text:placeholder-type="text">&lt;for each="line in line.description.split('\n')"&gt;</text:placeholder></text:p>
            <text:p text:style-name="P5"><text:placeholder text:placeholder-type="text">&lt;line&gt;</text:placeholder></text:p>
            <text:p text:style-name="P5"><text:placeholder text:placeholder-type="text">&lt;/for&gt;</text:placeholder></text:p>
          </table:table-cell>
          <table:table-cell table:style-name="Table1.B5" office:value-type="string">
            <text:p text:style-name="P10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10"><text:placeholder text:placeholder-type="text">&lt;formatLang(line.unit_price_w_tax, sale.party.lang, currency=sale.currency)&gt;</text:placeholder></text:p>
          </table:table-cell>
          <table:table-cell table:style-name="Table1.D5" office:value-type="string">
            <text:p text:style-name="P10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7"><text:placeholder text:placeholder-type="text">&lt;for each="line in line.description.split('\n')"&gt;</text:placeholder></text:p>
            <text:p text:style-name="P7"><text:placeholder text:placeholder-type="text">&lt;line&gt;</text:placeholder></text:p>
            <text:p text:style-name="P8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10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><text:placeholder text:placeholder-type="text">&lt;for each="line in line.description.split('\n')"&gt;</text:placeholder></text:p>
            <text:p text:style-name="P17"><text:placeholder text:placeholder-type="text">&lt;line&gt;</text:placeholder></text:p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5"><text:placeholder text:placeholder-type="text">&lt;for each="line in line.description.split('\n')"&gt;</text:placeholder></text:p>
            <text:p text:style-name="P5"><text:placeholder text:placeholder-type="text">&lt;line&gt;</text:placeholder></text:p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5">Total (excl. taxes):</text:p>
                </table:table-cell>
                <table:table-cell table:style-name="Table3.A1" office:value-type="string">
                  <text:p text:style-name="P12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15">Taxes:</text:p>
                </table:table-cell>
                <table:table-cell table:style-name="Table3.B2" office:value-type="string">
                  <text:p text:style-name="P12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3.A1" office:value-type="string">
                  <text:p text:style-name="P15">Total:</text:p>
                </table:table-cell>
                <table:table-cell table:style-name="Table3.A1" office:value-type="string">
                  <text:p text:style-name="P12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P11"/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0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6"><text:placeholder text:placeholder-type="text">&lt;payment.statement.journal.journal.name&gt;</text:placeholder></text:p>
                </table:table-cell>
                <table:table-cell table:style-name="Table5.A1" office:value-type="string">
                  <text:p text:style-name="P12"><text:placeholder text:placeholder-type="text">&lt;formatLang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/for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4" office:value-type="string">
                  <text:p text:style-name="P15">Paid:</text:p>
                </table:table-cell>
                <table:table-cell table:style-name="Table5.A4" office:value-type="string">
                  <text:p text:style-name="P12"><text:placeholder text:placeholder-type="text">&lt;formatLang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choose test=""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when test="sale.residual_amount != 0"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5">Residual:</text:p>
                </table:table-cell>
                <table:table-cell table:style-name="Table5.A1" office:value-type="string">
                  <text:p text:style-name="P12"><text:placeholder text:placeholder-type="text">&lt;formatLang(sale.residual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/when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/choose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</table:table>
            <text:p text:style-name="P11"/>
          </table:table-cell>
        </table:table-row>
      </table:table>
      <text:p text:style-name="Text_20_body">Salesman: <text:placeholder text:placeholder-type="text">&lt;user.name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300cm" style:num-format="1" style:print-orientation="portrait" fo:margin="0.499cm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5" meta:image-count="0" meta:object-count="0" meta:page-count="2" meta:paragraph-count="68" meta:word-count="185" meta:character-count="2236" meta:non-whitespace-character-count="2119"/>
    <meta:user-defined meta:name="Info 1"/>
    <meta:user-defined meta:name="Info 2"/>
    <meta:user-defined meta:name="Info 3"/>
    <meta:user-defined meta:name="Info 4"/>
  </office:meta>
</office:document-meta>
</file>